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Tahoma" svg:font-family="Tahoma, Arial, Verdana, sans-serif"/>
    <style:font-face style:name="andale mono" svg:font-family="'andale mono', 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54545" style:font-name="Tahoma" fo:font-size="10.199999809265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402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402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.212cm" fo:margin-right="0cm" fo:margin-top="0cm" fo:margin-bottom="0.106cm" loext:contextual-spacing="false" fo:orphans="2" fo:widows="2" fo:text-indent="0cm" style:auto-text-indent="false" fo:padding="0cm" fo:border="none"/>
      <style:text-properties fo:font-variant="normal" fo:text-transform="none" fo:color="#454545" style:font-name="Tahoma" fo:font-size="10.1999998092651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0.529cm" fo:margin-bottom="0.212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39be5" style:font-name="Tahoma" fo:font-size="10.1999998092651pt" fo:letter-spacing="normal" fo:font-style="normal" style:text-underline-style="solid" style:text-underline-width="auto" style:text-underline-color="font-color" fo:font-weight="normal" loext:padding="0cm" loext:border="none"/>
    </style:style>
    <style:style style:name="T2" style:family="text">
      <style:text-properties fo:font-variant="normal" fo:text-transform="none" fo:color="#039be5" style:font-name="andale mono" fo:font-size="6.59999990463257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454545" style:font-name="Tahoma" fo:font-size="10.1999998092651pt" fo:letter-spacing="normal" fo:font-style="normal" fo:font-weight="normal"/>
    </style:style>
    <style:style style:name="T4" style:family="text">
      <style:text-properties fo:font-variant="normal" fo:text-transform="none" fo:color="#454545" style:font-name="Tahoma" fo:font-size="10.1999998092651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454545" style:font-name="Tahoma" fo:font-size="10.1999998092651pt" fo:letter-spacing="normal" fo:font-style="normal" fo:font-weight="normal" officeooo:rsid="00138f6f"/>
    </style:style>
    <style:style style:name="T6" style:family="text">
      <style:text-properties fo:font-variant="normal" fo:text-transform="none" fo:color="#454545" style:font-name="Helvetica" fo:font-size="18pt" fo:letter-spacing="normal" fo:font-style="normal" fo:font-weight="normal"/>
    </style:style>
    <style:style style:name="T7" style:family="text">
      <style:text-properties fo:font-variant="normal" fo:text-transform="none" fo:color="#454545" style:font-name="Helvetica" fo:font-size="18pt" fo:letter-spacing="normal" fo:font-style="normal" fo:font-weight="normal" officeooo:rsid="00138f6f"/>
    </style:style>
    <style:style style:name="T8" style:family="text">
      <style:text-properties fo:font-variant="normal" fo:text-transform="none" fo:color="#666666" style:font-name="andale mono" fo:font-size="6.59999990463257pt" fo:letter-spacing="normal" fo:font-style="normal" fo:font-weight="normal" fo:background-color="transparent" loext:char-shading-value="0" loext:padding-left="0cm" loext:padding-right="0.064cm" loext:padding-top="0.064cm" loext:padding-bottom="0.064cm" loext:border-left="none" loext:border-right="0.6pt solid #f0f0f0" loext:border-top="0.6pt solid #e1e1e1" loext:border-bottom="0.6pt solid #f0f0f0"/>
    </style:style>
    <text:list-style style:name="L1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12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6">Pasos para quitar la contraseña de Windows 10 </text:span><text:span text:style-name="T7">con OSK.</text:span></text:h>
      <text:p text:style-name="P1">El procedimiento es muy sencillo, sigue los siguientes pasos:</text:p>
      <text:p text:style-name="P2"><text:span text:style-name="T3">Inicia tu ordenador </text:span><text:span text:style-name="T5">con</text:span><text:span text:style-name="T3"> Windows 10 </text:span><text:span text:style-name="T5">desde una unidad como gestor de arranque. </text:span></text:p>
      <text:p text:style-name="P2"><text:span text:style-name="T5"/></text:p>
      <text:p text:style-name="P1">Y una vez que inicie elige el idioma:</text:p>
      <text:list xml:id="list630712407" text:style-name="L2">
        <text:list-item>
          <text:p text:style-name="P5">Clic a siguiente.</text:p>
        </text:list-item>
        <text:list-item>
          <text:p text:style-name="P5">Repara el equipo.</text:p>
        </text:list-item>
        <text:list-item>
          <text:p text:style-name="P5">Solucionar problemas.</text:p>
        </text:list-item>
        <text:list-item>
          <text:p text:style-name="P5">Opciones avanzadas.</text:p>
        </text:list-item>
        <text:list-item>
          <text:p text:style-name="P5">Símbolo del sistema.</text:p>
        </text:list-item>
      </text:list>
      <text:p text:style-name="P1">Ahora para identificar la unidad donde tienes instalado Windows 10, usa la unidad seguida de dos puntos.</text:p>
      <text:p text:style-name="P4"><text:span text:style-name="Source_20_Text"><text:span text:style-name="T8">Ejemplo d:</text:span></text:span></text:p>
      <text:p text:style-name="P1">Y para visualizar su contenido. </text:p>
      <text:p text:style-name="P3"><text:span text:style-name="Source_20_Text"><text:span text:style-name="T8">el comando </text:span></text:span><text:a xlink:type="simple" xlink:href="https://www.proyectobyte.com/?p=60782" office:target-frame-name="_blank" xlink:show="new" text:style-name="Internet_20_link" text:visited-style-name="Visited_20_Internet_20_Link"><text:span text:style-name="Source_20_Text"><text:span text:style-name="T2">dir</text:span></text:span></text:a></text:p>
      <text:p text:style-name="P3"><text:span text:style-name="Source_20_Text"><text:span text:style-name="T2"/></text:span></text:p>
      <text:p text:style-name="P2"><text:span text:style-name="T3">Una vez localizada la unidad que contiene </text:span><text:span text:style-name="Strong_20_Emphasis"><text:span text:style-name="T4">Windows 10</text:span></text:span><text:span text:style-name="T3">, vamos a la carpeta System32 con el siguiente comando. </text:span></text:p>
      <text:p text:style-name="P4"><text:span text:style-name="Source_20_Text"><text:span text:style-name="T8">cd windows/system32</text:span></text:span></text:p>
      <text:p text:style-name="P1">Ahora renombraremos el teclado en pantalla y lo sustituiremos por la consola de comandos</text:p>
      <text:p text:style-name="P4"><text:span text:style-name="Source_20_Text"><text:span text:style-name="T8">rename osk.exe osk.old<text:line-break/>rename cmd.exe osk.exe</text:span></text:span></text:p>
      <text:p text:style-name="P1">Listo apaga el ordenador extrae el DVD de Windows 10 e inicia la máquina. Una vez iniciada vas a :</text:p>
      <text:p text:style-name="P1">Opciones de accesibilidad &gt; Teclado en pantalla y se te abrirá la consola de comandos</text:p>
      <text:p text:style-name="P1">Ahora dentro de la consola de comandos escribirás:</text:p>
      <text:p text:style-name="P1"/>
      <text:p text:style-name="P2"><text:span text:style-name="Strong_20_Emphasis"><text:span text:style-name="T4">net user </text:span></text:span><text:span text:style-name="T3">para </text:span><text:span text:style-name="T5">en listar</text:span><text:span text:style-name="T3"> las cuentas existentes</text:span></text:p>
      <text:p text:style-name="P4"><text:span text:style-name="T3">Y </text:span><text:span text:style-name="Strong_20_Emphasis"><text:span text:style-name="T4">net user </text:span></text:span><text:span text:style-name="T3">+ Usuario + Contraseña para cambiar de contraseña<text:line-break/>Ejemplo:<text:line-break/></text:span><text:span text:style-name="Source_20_Text"><text:span text:style-name="T8">net user proyectobyte Pr0Y3t0Byt4</text:span></text:span></text:p>
      <text:p text:style-name="P1">y si deseas dejar la cuenta sin contraseña:</text:p>
      <text:p text:style-name="P2"><text:span text:style-name="Strong_20_Emphasis"><text:span text:style-name="T4">net user </text:span></text:span><text:span text:style-name="T3">+ usuario + *</text:span></text:p>
      <text:p text:style-name="P4"><text:span text:style-name="Source_20_Text"><text:span text:style-name="T8">net user proyectobyte *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Tahoma" svg:font-family="Tahoma, Arial, Verdana, sans-serif"/>
    <style:font-face style:name="andale mono" svg:font-family="'andale mono', 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2:02:05.844000000</meta:creation-date>
    <dc:date>2019-11-15T22:11:21.648000000</dc:date>
    <meta:editing-duration>PT9M19S</meta:editing-duration>
    <meta:editing-cycles>1</meta:editing-cycles>
    <meta:document-statistic meta:table-count="0" meta:image-count="0" meta:object-count="0" meta:page-count="1" meta:paragraph-count="25" meta:word-count="210" meta:character-count="1223" meta:non-whitespace-character-count="1040"/>
    <meta:generator>LibreOffice/6.2.3.2$Windows_X86_64 LibreOffice_project/aecc05fe267cc68dde00352a451aa867b3b546ac</meta:generator>
  </office:meta>
</office:document-meta>
</file>